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Znaky SAE" svg:font-family="'Znaky SAE', 'Malgun Gothi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line-height="115%" fo:text-align="center" style:justify-single-word="false" fo:orphans="2" fo:widows="2" fo:text-indent="0in" style:auto-text-indent="false" style:page-number="auto" fo:background-color="transparent" style:writing-mode="lr-tb">
        <style:tab-stops>
          <style:tab-stop style:position="0.1252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P2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orphans="2" fo:widows="2" fo:text-indent="0in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orphans="2" fo:widows="2" fo:text-indent="0in" style:auto-text-indent="false" style:page-number="auto" fo:background-color="transparent" style:writing-mode="lr-tb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end" style:justify-single-word="false" fo:orphans="2" fo:widows="2" fo:text-indent="0in" style:auto-text-indent="false" fo:background-color="transparent" style:writing-mode="lr-tb"/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margin-left="0in" fo:margin-right="0in" fo:line-height="115%" fo:text-align="center" style:justify-single-word="false" fo:text-indent="0in" style:auto-text-indent="false" style:page-number="3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" style:family="text">
      <style:text-properties fo:font-size="14pt" fo:font-style="italic" fo:font-weight="bold" officeooo:rsid="0016f178" style:font-size-asian="14pt" style:font-style-asian="italic" style:font-weight-asian="bold" style:font-size-complex="14pt"/>
    </style:style>
    <style:style style:name="T4" style:family="text">
      <style:text-properties fo:font-size="14pt" fo:font-style="italic" fo:font-weight="bold" officeooo:rsid="0019af96" style:font-size-asian="14pt" style:font-style-asian="italic" style:font-weight-asian="bold" style:font-size-complex="14pt"/>
    </style:style>
    <style:style style:name="T5" style:family="text">
      <style:text-properties officeooo:rsid="0016f178"/>
    </style:style>
    <style:style style:name="fr1" style:family="graphic" style:parent-style-name="Frame">
      <style:graphic-properties style:vertical-pos="middle" style:vertical-rel="page-content" style:horizontal-pos="center" style:horizontal-rel="page-content" loext:rel-width-rel="paragraph"/>
    </style:style>
    <style:style style:name="fr2" style:family="graphic" style:parent-style-name="Frame">
      <style:graphic-properties style:vertical-pos="bottom" style:vertical-rel="page-content" style:horizontal-pos="right" style:horizontal-rel="page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tyle:rel-width="100%" draw:z-index="0">
        <draw:text-box fo:min-height="0.0201in" fo:min-width="6.9291in">
          <text:p text:style-name="P1"><text:span text:style-name="T5">DECLARAȚIA</text:span> STUDENTULUI</text:p>
          <text:p text:style-name="P3"><text:span text:style-name="T1"><text:line-break/><text:line-break/></text:span><text:span text:style-name="T2">Subsemnatul </text:span><text:span text:style-name="T4">Plăcinta </text:span><text:span text:style-name="T3">Alexandru</text:span><text:span text:style-name="T2">, declar pe proprie răspundere că lucrarea de </text:span><text:span text:style-name="T3">față</text:span><text:span text:style-name="T2"> este rezultatul muncii mele, pe baza propriilor cercetări şi pe baza </text:span><text:span text:style-name="T3">informațiilor</text:span><text:span text:style-name="T2"> </text:span><text:span text:style-name="T3">obținute</text:span><text:span text:style-name="T2"> din surse care au fost citate </text:span><text:span text:style-name="T3">și</text:span><text:span text:style-name="T2"> indicate, conform normelor etice, în note </text:span><text:span text:style-name="T3">și</text:span><text:span text:style-name="T2"> în bibliografie. Declar că lucrarea nu a mai fost prezentată sub această formă la nici o </text:span><text:span text:style-name="T3">instituție</text:span><text:span text:style-name="T2"> de </text:span><text:span text:style-name="T3">învățământ</text:span><text:span text:style-name="T2"> superior în vederea </text:span><text:span text:style-name="T3">obținerii</text:span><text:span text:style-name="T2"> unui grad sau titlu </text:span><text:span text:style-name="T3">științific</text:span><text:span text:style-name="T2"> ori didactic</text:span><text:span text:style-name="T1">.</text:span></text:p>
        </draw:text-box>
      </draw:frame>
      <draw:frame draw:style-name="fr2" draw:name="Frame3" text:anchor-type="page" text:anchor-page-number="1" draw:z-index="1">
        <draw:text-box fo:min-height="0.2in" fo:min-width="0.7902in">
          <text:p text:style-name="P2">Semnătura autorului _____________</text:p>
          <text:p text:style-name="P2"><text:span text:style-name="T5">Semnătura</text:span> conducătorului de <text:span text:style-name="T5">licență _____________</text:span></text:p>
          <text:p text:style-name="P4"/>
          <text:p text:style-name="P4"/>
          <text:p text:style-name="P4"/>
          <text:p text:style-name="P4"/>
          <text:p text:style-name="P4"/>
        </draw:text-box>
      </draw:fram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Znaky SAE" svg:font-family="'Znaky SAE', 'Malgun Gothi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08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0in" fo:line-height="100%" fo:text-align="start" style:justify-single-word="false" fo:text-indent="0in" style:auto-text-indent="false"/>
    </style:style>
    <style:style style:name="List" style:family="paragraph" style:parent-style-name="Text_20_body" style:class="list">
      <style:paragraph-properties fo:margin-top="0in" fo:margin-bottom="0.0835in" loext:contextual-spacing="false" fo:hyphenation-ladder-count="no-limit"/>
      <style:text-properties fo:language="ru" fo:country="RU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left="0in" fo:margin-right="0in" fo:line-height="100%" fo:text-align="start" style:justify-single-word="false" fo:hyphenation-ladder-count="no-limit" fo:text-indent="0in" style:auto-text-indent="false" text:number-lines="false" text:line-number="0"/>
      <style:text-properties fo:language="ru" fo:country="RU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line-height="100%" fo:text-indent="0.5902in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WW8Num4" style:class="text">
      <style:paragraph-properties fo:margin-left="0.6417in" fo:margin-right="0in" fo:margin-top="0in" fo:margin-bottom="0.1665in" loext:contextual-spacing="false" fo:text-align="start" style:justify-single-word="false" fo:orphans="0" fo:widows="0" fo:text-indent="-0.248in" style:auto-text-indent="false" fo:break-before="page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.6929in" fo:margin-right="0in" fo:margin-top="0.1665in" fo:margin-bottom="0in" loext:contextual-spacing="false" fo:text-indent="-0.2992in" style:auto-text-indent="false" fo:break-before="auto" fo:break-after="auto" fo:keep-with-next="always"/>
      <style:text-properties fo:font-size="13pt" style:font-size-asian="13pt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12pt" fo:font-style="italic" fo:font-weight="normal" style:font-size-asian="12pt" style:font-style-asian="italic" style:font-weight-asian="normal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in" fo:margin-right="0in" fo:text-indent="0.3937in" style:auto-text-indent="false"/>
    </style:style>
    <style:style style:name="Heading_20_6" style:display-name="Heading 6" style:family="paragraph" style:parent-style-name="Heading_20_5" style:next-style-name="Standard" style:default-outline-level="6" style:list-style-name="WW8Num15" style:class="text">
      <style:paragraph-properties fo:margin-left="0.7874in" fo:margin-right="0in" fo:text-indent="-0.3937in" style:auto-text-indent="false"/>
    </style:style>
    <style:style style:name="Heading_20_7" style:display-name="Heading 7" style:family="paragraph" style:parent-style-name="Heading_20_5" style:next-style-name="Standard" style:default-outline-level="7" style:list-style-name="" style:class="text">
      <style:paragraph-properties fo:margin-left="0in" fo:margin-right="0in" fo:margin-top="0.25in" fo:margin-bottom="0.1665in" loext:contextual-spacing="false" fo:text-align="center" style:justify-single-word="false" fo:orphans="0" fo:widows="0" fo:text-indent="0in" style:auto-text-indent="false" fo:keep-with-next="always"/>
      <style:text-properties fo:language="en" fo:country="US" style:language-asian="en" style:country-asian="U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in" fo:margin-right="0in" fo:line-height="100%" fo:text-align="start" style:justify-single-word="false" fo:orphans="0" fo:widows="0" fo:text-indent="0in" style:auto-text-indent="false" fo:keep-with-next="always"/>
      <style:text-properties fo:letter-spacing="-0.0035in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a31515" style:font-name="Courier New" fo:font-family="'Courier New'" style:font-family-generic="modern" fo:font-size="10pt" fo:language="en" fo:country="US" style:font-size-asian="10pt" style:language-asian="en" style:country-asian="US" style:font-name-complex="Courier New" style:font-family-complex="'Courier New'" style:font-family-generic-complex="modern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uzual" style:family="paragraph" style:parent-style-name="Heading_20_1">
      <style:paragraph-properties fo:margin-left="0in" fo:margin-right="0in" fo:text-align="start" style:justify-single-word="false" fo:orphans="0" fo:widows="0" fo:hyphenation-ladder-count="no-limit" fo:text-indent="0in" style:auto-text-indent="false" fo:keep-with-next="auto" text:number-lines="false" text:line-number="0"/>
      <style:text-properties fo:font-weight="bold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.3937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3937in"/>
          <style:tab-stop style:position="6.7925in" style:type="right" style:leader-style="dotted" style:leader-text="."/>
        </style:tab-stops>
      </style:paragraph-properties>
      <style:text-properties fo:language="en" fo:country="US" style:language-asian="en" style:country-asian="US"/>
    </style:style>
    <style:style style:name="Contents_20_3" style:display-name="Contents 3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3937in"/>
          <style:tab-stop style:position="6.7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align="start" style:justify-single-word="false" fo:text-indent="0.4925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align="start" style:justify-single-word="false" fo:text-indent="0.4925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/>
    <style:style style:name="Footnote" style:family="paragraph" style:parent-style-name="Standard" style:class="extra">
      <style:text-properties fo:font-size="10pt" style:font-size-asian="10pt"/>
    </style:style>
    <style:style style:name="hl2" style:family="paragraph" style:parent-style-name="Standard" style:default-outline-level="2" style:list-style-name="">
      <style:text-properties fo:font-weight="bold" style:font-weight-asian="bold"/>
    </style:style>
    <style:style style:name="Body_20_txt" style:display-name="Body txt" style:family="paragraph" style:parent-style-name="Standard"/>
    <style:style style:name="Formula" style:family="paragraph" style:parent-style-name="Body_20_txt">
      <style:paragraph-properties fo:margin-left="0in" fo:margin-right="0in" fo:text-align="center" style:justify-single-word="false" fo:orphans="0" fo:widows="0" fo:text-indent="0in" style:auto-text-indent="false"/>
    </style:style>
    <style:style style:name="Table_20_txt" style:display-name="Table txt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Body_20_Text_20_Indent_20_2" style:display-name="Body Text Indent 2" style:family="paragraph" style:parent-style-name="Standard"/>
    <style:style style:name="head_5f_2" style:display-name="head_2" style:family="paragraph" style:parent-style-name="Standard" style:next-style-name="Standard" style:default-outline-level="2" style:list-style-name="">
      <style:text-properties fo:font-weight="bold" style:font-weight-asian="bold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Body_20_Text_20_2" style:display-name="Body Text 2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Normal_20_text" style:display-name="Normal text" style:family="paragraph" style:parent-style-name="Standard">
      <style:paragraph-properties fo:margin-left="0in" fo:margin-right="0in" fo:text-indent="0.3937in" style:auto-text-indent="false" style:text-autospace="none" style:punctuation-wrap="simple" style:vertical-align="baseline"/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/>
    </style:style>
    <style:style style:name="Table_20_Header" style:display-name="Table Header" style:family="paragraph" style:parent-style-name="Normal_20_text">
      <style:paragraph-properties fo:margin-left="0in" fo:margin-right="0in" fo:line-height="100%" fo:text-align="center" style:justify-single-word="false" fo:text-indent="0in" style:auto-text-indent="false"/>
      <style:text-properties fo:font-weight="bold" style:font-weight-asian="bold"/>
    </style:style>
    <style:style style:name="Стиль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text-align="start" style:justify-single-word="false" fo:keep-together="always" fo:text-indent="0in" style:auto-text-indent="false"/>
      <style:text-properties fo:color="#365f91" style:font-name="Cambria" fo:font-family="Cambria" style:font-family-generic="roman" style:font-pitch="variable" fo:language="en" fo:country="US" style:font-name-complex="Cambria" style:font-family-complex="Cambria" style:font-family-generic-complex="roman" style:font-pitch-complex="variable" style:font-size-complex="14pt" style:font-weight-complex="bold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Revision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.4925in" style:auto-text-indent="false"/>
    </style:style>
    <style:style style:name="WW-Caption" style:family="paragraph" style:parent-style-name="Standard" style:next-style-name="Standard">
      <style:paragraph-properties fo:margin-left="0in" fo:margin-right="0in" fo:margin-top="0.0835in" fo:margin-bottom="0.25in" loext:contextual-spacing="true" fo:text-align="center" style:justify-single-word="false" fo:orphans="0" fo:widows="0" fo:text-indent="0in" style:auto-text-indent="false"/>
      <style:text-properties style:font-size-complex="12pt" style:font-weight-complex="bold"/>
    </style:style>
    <style:style style:name="Table_20_of_20_Figures" style:display-name="Table of Figures" style:family="paragraph" style:parent-style-name="Standard" style:next-style-name="Standard"/>
    <style:style style:name="Subtitle" style:family="paragraph" style:parent-style-name="Heading_20_8" style:next-style-name="Standard" style:class="chapter">
      <style:paragraph-properties fo:margin-top="0.1665in" fo:margin-bottom="0in" loext:contextual-spacing="false"/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language="ru" fo:country="RU" style:font-size-complex="12pt"/>
    </style:style>
    <style:style style:name="WW-Heading" style:family="paragraph" style:parent-style-name="Standard" style:next-style-name="Text_20_body">
      <style:paragraph-properties fo:margin-left="0in" fo:margin-right="0in" fo:margin-top="0.1665in" fo:margin-bottom="0.0835in" loext:contextual-spacing="false" fo:line-height="100%" fo:text-align="start" style:justify-single-word="false" fo:hyphenation-ladder-count="no-limit" fo:text-indent="0in" style:auto-text-indent="false" fo:keep-with-next="always"/>
      <style:text-properties style:font-name="Arial" fo:font-family="Arial" style:font-family-generic="swiss" style:font-pitch="variable" fo:font-size="14pt" fo:language="ru" fo:country="RU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Caption1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hyphenation-ladder-count="no-limit" fo:text-indent="0in" style:auto-text-indent="false" text:number-lines="false" text:line-number="0"/>
      <style:text-properties fo:language="ru" fo:country="RU" fo:font-style="italic" style:font-style-asian="italic" style:font-name-complex="Tahoma" style:font-family-complex="Tahoma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Основной_20_текст_20_31" style:display-name="Основной текст 31" style:family="paragraph" style:parent-style-name="Standard">
      <style:paragraph-properties fo:margin-left="0in" fo:margin-right="0in" fo:hyphenation-ladder-count="no-limit" fo:text-indent="0in" style:auto-text-indent="false"/>
      <style:text-properties fo:font-size="14pt" fo:language="pt" fo:country="BR" style:font-size-asian="14pt" style:font-size-complex="14pt" fo:hyphenate="false" fo:hyphenation-remain-char-count="2" fo:hyphenation-push-char-count="2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-0.1252in" fo:margin-right="0in" fo:text-align="start" style:justify-single-word="false" fo:hyphenation-ladder-count="no-limit" fo:text-indent="0.1252in" style:auto-text-indent="false"/>
      <style:text-properties fo:font-size="14pt" fo:language="en" fo:country="GB" style:font-size-asian="14pt" style:font-size-complex="14pt" fo:hyphenate="false" fo:hyphenation-remain-char-count="2" fo:hyphenation-push-char-count="2"/>
    </style:style>
    <style:style style:name="diplom" style:family="paragraph" style:parent-style-name="Standard">
      <style:paragraph-properties fo:margin-left="0in" fo:margin-right="0in" fo:text-indent="0.5in" style:auto-text-indent="false"/>
      <style:text-properties fo:font-size="14pt" style:font-name-asian="Calibri" style:font-family-asian="Calibri" style:font-family-generic-asian="swiss" style:font-pitch-asian="variable" style:font-size-asian="14pt"/>
    </style:style>
    <style:style style:name="Абзац_20_списка1" style:display-name="Абзац списка1" style:family="paragraph" style:parent-style-name="Standard">
      <style:paragraph-properties fo:margin-left="0.5in" fo:margin-right="0in" fo:line-height="100%" fo:text-align="start" style:justify-single-word="false" fo:hyphenation-ladder-count="no-limit" fo:text-indent="0in" style:auto-text-indent="false"/>
      <style:text-properties fo:language="ru" fo:country="RU" style:font-size-complex="12pt" fo:hyphenate="false" fo:hyphenation-remain-char-count="2" fo:hyphenation-push-char-count="2"/>
    </style:style>
    <style:style style:name="Основной_20_текст_20_с_20_отступом_20_32" style:display-name="Основной текст с отступом 32" style:family="paragraph" style:parent-style-name="Standard">
      <style:paragraph-properties fo:margin-left="-0.0984in" fo:margin-right="0in" fo:line-height="100%" fo:hyphenation-ladder-count="no-limit" fo:text-indent="0.5909in" style:auto-text-indent="false"/>
      <style:text-properties fo:language="en" fo:country="US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nums" style:family="paragraph" style:parent-style-name="Standard" style:next-style-name="Standard">
      <style:paragraph-properties fo:margin-left="0in" fo:margin-right="0in" fo:text-align="start" style:justify-single-word="false" fo:hyphenation-ladder-count="no-limit" fo:text-indent="-0.248in" style:auto-text-indent="false"/>
      <style:text-properties fo:language="ru" fo:country="RU" style:font-size-complex="12pt" fo:hyphenate="false" fo:hyphenation-remain-char-count="2" fo:hyphenation-push-char-count="2"/>
    </style:style>
    <style:style style:name="Illustration" style:family="paragraph" style:parent-style-name="Standard" style:next-style-name="Standard" style:class="extra">
      <style:paragraph-properties fo:margin-left="0in" fo:margin-right="0in" fo:text-align="center" style:justify-single-word="false" fo:hyphenation-ladder-count="no-limit" fo:text-indent="0in" style:auto-text-indent="false"/>
      <style:text-properties fo:language="ru" fo:country="RU" style:font-size-complex="12pt" fo:hyphenate="false" fo:hyphenation-remain-char-count="2" fo:hyphenation-push-char-count="2"/>
    </style:style>
    <style:style style:name="dip_5f_main" style:display-name="dip_main" style:family="paragraph" style:parent-style-name="Standard">
      <style:paragraph-properties fo:margin-left="0in" fo:margin-right="0in" fo:text-indent="0.3937in" style:auto-text-indent="false"/>
      <style:text-properties fo:font-size="14pt" fo:language="ru" fo:country="RU" style:font-size-asian="14pt"/>
    </style:style>
    <style:style style:name="dip_5f_section" style:display-name="dip_section" style:family="paragraph" style:parent-style-name="dip_5f_main" style:next-style-name="dip_5f_main">
      <style:paragraph-properties fo:margin-left="0in" fo:margin-right="0in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dip_5f_subsection" style:display-name="dip_subsection" style:family="paragraph" style:parent-style-name="dip_5f_main" style:next-style-name="dip_5f_main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/>
    </style:style>
    <style:style style:name="ColonTitle" style:family="paragraph" style:parent-style-name="Standard">
      <style:paragraph-properties fo:margin-left="0in" fo:margin-right="0in" fo:line-height="100%" fo:text-align="center" style:justify-single-word="false" fo:text-indent="0in" style:auto-text-indent="false" style:text-autospace="none" style:punctuation-wrap="simple" style:vertical-align="baseline"/>
      <style:text-properties style:font-name="Arial" fo:font-family="Arial" style:font-family-generic="swiss" style:font-pitch="variable" fo:font-size="8pt" fo:language="ru" fo:country="RU" fo:font-style="italic" fo:font-weight="bold" style:font-size-asian="8pt" style:font-style-asian="italic" style:font-weight-asian="bold" style:font-name-complex="Arial" style:font-family-complex="Arial" style:font-family-generic-complex="swiss" style:font-pitch-complex="variable"/>
    </style:style>
    <style:style style:name="Colon" style:family="paragraph" style:parent-style-name="Standard">
      <style:paragraph-properties fo:margin-left="0in" fo:margin-right="0in" fo:line-height="100%" fo:text-align="center" style:justify-single-word="false" fo:hyphenation-ladder-count="no-limit" fo:text-indent="0in" style:auto-text-indent="false"/>
      <style:text-properties fo:language="ru" fo:country="RU" fo:hyphenate="false" fo:hyphenation-remain-char-count="2" fo:hyphenation-push-char-count="2"/>
    </style:style>
    <style:style style:name="p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language="ru" fo:country="RU" style:font-size-complex="12pt"/>
    </style:style>
    <style:style style:name="_20_Char_20_Знак1_20_Char_20_Знак_20_Char_20_Char_20_Знак_20_Char_20_Знак_20_Char_20_Знак_20_Char_20_Знак_20_Char_20_Знак_20_Char_20_Char_20_Char_20_Char" style:display-name=" Char Знак1 Char Знак Char Char Знак Char Знак Char Знак Char Знак Char Знак Char Char Char Char" style:family="paragraph" style:parent-style-name="Standard">
      <style:paragraph-properties fo:margin-left="0in" fo:margin-right="0in" fo:margin-top="0in" fo:margin-bottom="0.111in" loext:contextual-spacing="false" fo:line-height="0.1665in" fo:text-align="start" style:justify-single-word="false" fo:text-indent="0in" style:auto-text-indent="false"/>
      <style:text-properties style:font-name="Tahoma" fo:font-family="Tahoma" style:font-family-generic="swiss" style:font-pitch="variable" fo:font-size="10pt" fo:language="en" fo:country="US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size="12pt" style:font-size-asian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tyle="normal" style:font-style-asian="normal"/>
    </style:style>
    <style:style style:name="WW8Num4z1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ize="14pt" style:font-size-asian="14pt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4pt" style:font-size-asian="14pt" style:font-size-complex="14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Znaky SAE" fo:font-family="'Znaky SAE', 'Malgun Gothic'" style:font-pitch="variable" fo:font-size="14pt" style:font-size-asian="14pt" style:font-name-complex="Znaky SAE" style:font-family-complex="'Znaky SAE', 'Malgun Gothic'" style:font-pitch-complex="variable" style:font-size-complex="14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fo:font-size="14pt" style:font-name-asian="Calibri" style:font-family-asian="Calibri" style:font-family-generic-asian="swiss" style:font-pitch-asian="variable" style:font-size-asian="14pt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4pt" style:font-size-asian="14pt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size="14pt" style:font-size-asian="14pt" style:font-size-complex="14pt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ro" fo:country="RO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color="#000000" style:text-position="0% 100%" style:font-name="Times New Roman" fo:font-family="'Times New Roman'" style:font-family-generic="roman" style:font-pitch="variable" fo:font-size="14pt" fo:letter-spacing="normal" style:font-size-asian="14pt" style:font-name-complex="Times New Roman" style:font-family-complex="'Times New Roman'" style:font-family-generic-complex="roman" style:font-pitch-complex="variable" style:font-style-complex="italic"/>
    </style:style>
    <style:style style:name="Footer_20_Char" style:display-name="Footer Char" style:family="text">
      <style:text-properties fo:font-size="12pt" fo:language="ro" fo:country="RO" style:font-size-asian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ro" fo:country="RO"/>
    </style:style>
    <style:style style:name="Comment_20_Subject_20_Char" style:display-name="Comment Subject Char" style:family="text">
      <style:text-properties fo:language="ro" fo:country="RO"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style:text-position="-100% 100%"/>
    </style:style>
    <style:style style:name="Subtitle_20_Char" style:display-name="Subtitle Char" style:family="text">
      <style:text-properties fo:font-size="12pt" fo:letter-spacing="-0.0035in" fo:language="ro" fo:country="RO" style:font-size-asian="12pt"/>
    </style:style>
    <style:style style:name="Heading_20_5_20_Char" style:display-name="Heading 5 Char" style:family="text">
      <style:text-properties fo:font-size="12pt" fo:language="ro" fo:country="RO" style:font-size-asian="12pt"/>
    </style:style>
    <style:style style:name="Heading_20_1_20_Char" style:display-name="Heading 1 Char" style:family="text">
      <style:text-properties fo:font-size="14pt" fo:language="ro" fo:country="RO" style:font-size-asian="14pt"/>
    </style:style>
    <style:style style:name="Heading_20_2_20_Char" style:display-name="Heading 2 Char" style:family="text">
      <style:text-properties fo:font-size="14pt" fo:language="ro" fo:country="RO" fo:font-weight="bold" style:font-size-asian="14pt" style:font-weight-asian="bold"/>
    </style:style>
    <style:style style:name="Heading_20_3_20_Char" style:display-name="Heading 3 Char" style:family="text">
      <style:text-properties fo:font-size="13pt" fo:language="ro" fo:country="RO" fo:font-weight="bold" style:font-size-asian="13pt" style:font-weight-asian="bold"/>
    </style:style>
    <style:style style:name="Heading_20_4_20_Char" style:display-name="Heading 4 Char" style:family="text">
      <style:text-properties fo:font-size="12pt" fo:language="ro" fo:country="RO" fo:font-style="italic" style:font-size-asian="12pt" style:font-style-asian="italic"/>
    </style:style>
    <style:style style:name="Heading_20_6_20_Char" style:display-name="Heading 6 Char" style:family="text">
      <style:text-properties fo:font-size="12pt" fo:language="ro" fo:country="RO" style:font-size-asian="12pt"/>
    </style:style>
    <style:style style:name="Heading_20_7_20_Char" style:display-name="Heading 7 Char" style:family="text">
      <style:text-properties fo:font-size="12pt" fo:language="en" fo:country="US" style:font-size-asian="12pt" style:language-asian="en" style:country-asian="US"/>
    </style:style>
    <style:style style:name="Heading_20_8_20_Char" style:display-name="Heading 8 Char" style:family="text">
      <style:text-properties fo:font-size="12pt" fo:letter-spacing="-0.0035in" fo:language="ro" fo:country="RO" style:font-size-asian="12pt"/>
    </style:style>
    <style:style style:name="Heading_20_9_20_Char" style:display-name="Heading 9 Char" style:family="text">
      <style:text-properties fo:color="#a31515" style:font-name="Courier New" fo:font-family="'Courier New'" style:font-family-generic="modern" fo:language="en" fo:country="US" style:language-asian="en" style:country-asian="US" style:font-name-complex="Courier New" style:font-family-complex="'Courier New'" style:font-family-generic-complex="modern"/>
    </style:style>
    <style:style style:name="Heading_20_1_20_Char1" style:display-name="Heading 1 Char1" style:family="text">
      <style:text-properties fo:color="#365f91" style:font-name="Cambria" fo:font-family="Cambria" style:font-family-generic="roman" style:font-pitch="variable" fo:font-size="14pt" fo:language="ro" fo:country="RO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1" style:display-name="Heading 2 Char1" style:family="text">
      <style:text-properties fo:color="#4f81bd" style:font-name="Cambria" fo:font-family="Cambria" style:font-family-generic="roman" style:font-pitch="variable" fo:font-size="13pt" fo:language="ro" fo:country="RO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1" style:display-name="Heading 3 Char1" style:family="text">
      <style:text-properties fo:color="#4f81bd" style:font-name="Cambria" fo:font-family="Cambria" style:font-family-generic="roman" style:font-pitch="variable" fo:font-size="12pt" fo:language="ro" fo:country="RO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1" style:display-name="Heading 4 Char1" style:family="text">
      <style:text-properties fo:color="#4f81bd" style:font-name="Cambria" fo:font-family="Cambria" style:font-family-generic="roman" style:font-pitch="variable" fo:font-size="12pt" fo:language="ro" fo:country="RO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1" style:display-name="Heading 5 Char1" style:family="text">
      <style:text-properties fo:color="#243f60" style:font-name="Cambria" fo:font-family="Cambria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1" style:display-name="Heading 6 Char1" style:family="text">
      <style:text-properties fo:color="#243f60" style:font-name="Cambria" fo:font-family="Cambria" style:font-family-generic="roman" style:font-pitch="variable" fo:font-size="12pt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1" style:display-name="Heading 7 Char1" style:family="text">
      <style:text-properties fo:color="#404040" style:font-name="Cambria" fo:font-family="Cambria" style:font-family-generic="roman" style:font-pitch="variable" fo:font-size="12pt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1" style:display-name="Heading 8 Char1" style:family="text">
      <style:text-properties fo:color="#404040" style:font-name="Cambria" fo:font-family="Cambria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9_20_Char1" style:display-name="Heading 9 Char1" style:family="text">
      <style:text-properties fo:color="#404040" style:font-name="Cambria" fo:font-family="Cambria" style:font-family-generic="roman" style:font-pitch="variable" fo:language="ro" fo:country="RO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ootnote_20_Text_20_Char" style:display-name="Footnote Text Char" style:family="text">
      <style:text-properties fo:language="ro" fo:country="RO"/>
    </style:style>
    <style:style style:name="Header_20_Char" style:display-name="Header Char" style:family="text">
      <style:text-properties fo:font-size="12pt" fo:language="ro" fo:country="RO" style:font-size-asian="12pt"/>
    </style:style>
    <style:style style:name="Body_20_Text_20_Char" style:display-name="Body Text Char" style:family="text">
      <style:text-properties fo:font-size="12pt" fo:language="ro" fo:country="RO" style:font-size-asian="12pt"/>
    </style:style>
    <style:style style:name="Title_20_Char" style:display-name="Title Char" style:family="text">
      <style:text-properties fo:font-size="12pt" fo:language="ro" fo:country="RO" fo:font-weight="bold" style:font-size-asian="12pt" style:font-weight-asian="bold"/>
    </style:style>
    <style:style style:name="Body_20_Text_20_Indent_20_Char" style:display-name="Body Text Indent Char" style:family="text">
      <style:text-properties fo:font-size="12pt" fo:language="ro" fo:country="RO" style:font-size-asian="12pt"/>
    </style:style>
    <style:style style:name="Subtitle_20_Char1" style:display-name="Subtitle Char1" style:family="text">
      <style:text-properties fo:color="#4f81bd" style:font-name="Cambria" fo:font-family="Cambria" style:font-family-generic="roman" style:font-pitch="variable" fo:font-size="12pt" fo:letter-spacing="0.0102in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2_20_Char" style:display-name="Body Text 2 Char" style:family="text">
      <style:text-properties fo:font-size="12pt" fo:language="ro" fo:country="RO" style:font-size-asian="12pt"/>
    </style:style>
    <style:style style:name="Body_20_Text_20_Indent_20_2_20_Char" style:display-name="Body Text Indent 2 Char" style:family="text">
      <style:text-properties fo:font-size="12pt" fo:language="ro" fo:country="RO" style:font-size-asian="12pt"/>
    </style:style>
    <style:style style:name="Body_20_Text_20_Indent_20_3_20_Char" style:display-name="Body Text Indent 3 Char" style:family="text">
      <style:text-properties fo:font-size="12pt" fo:language="ro" fo:country="RO" style:font-size-asian="12pt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12pt" fo:language="ro" fo:country="RO" fo:background-color="#000080" style:font-size-asian="12pt" style:font-name-complex="Tahoma" style:font-family-complex="Tahoma" style:font-family-generic-complex="swiss" style:font-pitch-complex="variable"/>
    </style:style>
    <style:style style:name="Plain_20_Text_20_Char" style:display-name="Plain Text Char" style:family="text">
      <style:text-properties style:font-name="Courier New" fo:font-family="'Courier New'" style:font-family-generic="modern" fo:language="ro" fo:country="RO" style:font-name-complex="Courier New" style:font-family-complex="'Courier New'" style:font-family-generic-complex="modern"/>
    </style:style>
    <style:style style:name="Placeholder_20_Text" style:display-name="Placeholder Text" style:family="text">
      <style:text-properties fo:color="#808080"/>
    </style:style>
    <style:style style:name="Основной_20_шрифт_20_абзаца1" style:display-name="Основной шрифт абзаца1" style:family="text"/>
    <style:style style:name="apple-style-span" style:family="text" style:parent-style-name="Основной_20_шрифт_20_абзаца1"/>
    <style:style style:name="apple-converted-space" style:family="text" style:parent-style-name="Основной_20_шрифт_20_абзаца1"/>
    <style:style style:name="Знак_20_Знак" style:display-name="Знак Знак" style:family="text">
      <style:text-properties style:font-name="Arial" fo:font-family="Arial" style:font-family-generic="swiss" style:font-pitch="variable" fo:font-size="16pt" fo:language="en" fo:country="U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Numbering_20_Symbols" style:display-name="Numbering Symbols" style:family="text"/>
    <style:style style:name="il_5f_link_5f_style" style:display-name="il_link_style" style:family="text" style:parent-style-name="Default_20_Paragraph_20_Font"/>
    <style:style style:name="il_5f_span" style:display-name="il_span" style:family="text" style:parent-style-name="Default_20_Paragraph_20_Font"/>
    <style:style style:name="dip_5f_main_20_Знак" style:display-name="dip_main Знак" style:family="text">
      <style:text-properties fo:font-size="14pt" fo:language="ru" fo:country="RU" style:font-size-asian="14pt"/>
    </style:style>
    <style:style style:name="dip_5f_subsection_20_Знак" style:display-name="dip_subsection Знак" style:family="text">
      <style:text-properties fo:font-size="16pt" fo:language="ru" fo:country="RU" fo:font-weight="bold" style:font-size-asian="16pt" style:font-weight-asian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.4925in" fo:text-indent="-0.1252in" fo:margin-left="3.49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992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4z1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4z1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4z1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4z1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4z1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4z1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4z1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Znaky SAE"/>
      </text:list-level-style-bullet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Znaky SAE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Znaky SAE"/>
      </text:list-level-style-bullet>
      <text:list-level-style-bullet text:level="2" text:style-name="WW8Num22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Znaky SA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4z2" style:num-suffix=")" style:num-format="a" style:num-letter-sync="true">
        <style:list-level-properties text:list-level-position-and-space-mode="label-alignment">
          <style:list-level-label-alignment text:label-followed-by="listtab" fo:text-indent="-0.1252in" fo:margin-left="0.5193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25in" fo:margin-left="1.0382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82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82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.538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82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82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4.0382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82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−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Aria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  <style:text-properties style:font-name="Courier New"/>
      </text:list-level-style-bullet>
      <text:list-level-style-bullet text:level="3" text:style-name="WW8Num31z2" style:num-suffix="." text:bullet-char="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  <style:text-properties style:font-name="Wingdings"/>
      </text:list-level-style-bullet>
      <text:list-level-style-bullet text:level="4" text:style-name="WW8Num31z2" style:num-suffix="." text:bullet-char="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  <style:text-properties style:font-name="Wingdings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4472in" fo:text-indent="-0.25in" fo:margin-left="4.4472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9472in" fo:text-indent="-0.25in" fo:margin-left="4.9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">
        <style:list-level-properties text:list-level-position-and-space-mode="label-alignment">
          <style:list-level-label-alignment text:label-followed-by="listtab" fo:text-indent="-0.25in" fo:margin-left="0.8453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.3453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1.8453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25in" fo:margin-left="2.3453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2.8453in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3.3453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25in" fo:margin-left="3.8453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.3453in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4.84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0311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1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11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25in" fo:margin-left="2.5311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11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11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25in" fo:margin-left="4.0311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11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-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Times New Roman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1972in" fo:margin-left="0.6693in" fo:margin-right="0.6693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</dc:title>
    <meta:initial-creator>sergiu cojocaru</meta:initial-creator>
    <meta:creation-date>2016-08-31T02:29:00</meta:creation-date>
    <dc:date>2017-05-29T17:15:57.184722766</dc:date>
    <meta:print-date>2010-12-22T14:58:00</meta:print-date>
    <meta:editing-cycles>23</meta:editing-cycles>
    <meta:editing-duration>PT24M55S</meta:editing-duration>
    <meta:generator>LibreOffice/5.2.5.1$Linux_X86_64 LibreOffice_project/20m0$Build-1</meta:generator>
    <meta:document-statistic meta:table-count="0" meta:image-count="0" meta:object-count="0" meta:page-count="1" meta:paragraph-count="4" meta:word-count="78" meta:character-count="545" meta:non-whitespace-character-count="469"/>
    <meta:user-defined meta:name="a2eu"/>
  </office:meta>
</office:document-meta>
</file>